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" svg:font-family="Cambria" style:font-family-generic="roma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66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3.4898in" style:type="center"/>
          <style:tab-stop style:position="6.8957in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3.4898in" style:type="center"/>
          <style:tab-stop style:position="6.8957in" style:type="right"/>
        </style:tab-stops>
      </style:paragraph-properties>
    </style:style>
    <style:style style:name="P6" style:family="paragraph" style:parent-style-name="Standard">
      <style:text-properties fo:font-size="8pt" fo:font-weight="bold" style:font-size-asian="8pt" style:font-weight-asian="bold" style:font-size-complex="8pt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office:annotation><dc:creator>David </dc:creator><dc:date>2011-04-11T10:55:41</dc:date><text:p text:style-name="P7"><text:span text:style-name="T2">do section for student in students</text:span></text:p></office:annotation>School/Work Schedule 2010-2011</text:p>
        <text:p text:style-name="P2"/>
        <text:p text:style-name="P4"><text:conditional-text text:condition="ooow:True" text:string-value-if-true="&quot;student&quot;" text:string-value-if-false="">student</text:conditional-text><text:tab/>Grade: <text:conditional-text text:condition="ooow:True" text:string-value-if-true="&quot;student.year&quot;" text:string-value-if-false="">student.year</text:conditional-text><text:tab/>HR: <text:conditional-text text:condition="ooow:True" text:string-value-if-true="&quot;student.primary_cohort&quot;" text:string-value-if-false="">student.primary_cohort</text:conditional-text></text:p>
        <text:p text:style-name="P4"/>
        <table:table table:name="Table1" table:style-name="Table1">
          <table:table-column table:style-name="Table1.A" table:number-columns-repeated="6"/>
          <table:table-row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><office:annotation><dc:creator>David </dc:creator><dc:date>2011-04-11T11:03:23</dc:date><text:p text:style-name="P7"><text:span text:style-name="T2">do cell for day in student.schedule_days</text:span></text:p></office:annotation><text:conditional-text text:condition="ooow:True" text:string-value-if-true="&quot;day&quot;" text:string-value-if-false="">day</text:conditional-text></text:p>
            </table:table-cell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/>
            </table:table-cell>
            <table:table-cell table:style-name="Table1.F1" office:value-type="string">
              <text:p text:style-name="P1"/>
            </table:table-cell>
          </table:table-row>
          <table:table-row>
            <table:table-cell table:style-name="Table1.A2" office:value-type="string">
              <text:p text:style-name="P1"><office:annotation><dc:creator>David </dc:creator><dc:date>2011-04-11T11:04:10</dc:date><text:p text:style-name="P7"><text:span text:style-name="T2">do row for period in student.periods</text:span></text:p></office:annotation><text:conditional-text text:condition="ooow:True" text:string-value-if-true="&quot;period&quot;" text:string-value-if-false="">period</text:conditional-text></text:p>
            </table:table-cell>
            <table:table-cell table:style-name="Table1.A2" office:value-type="string">
              <text:p text:style-name="P1"><office:annotation><dc:creator>David </dc:creator><dc:date>2011-04-11T11:07:14</dc:date><text:p text:style-name="P7"><text:span text:style-name="T2">do cell for pday in period.days</text:span></text:p></office:annotation><text:conditional-text text:condition="ooow:True" text:string-value-if-true="&quot;pday.course.shortname&quot;" text:string-value-if-false="">pday.course.shortname</text:conditional-text></text:p>
              <text:p text:style-name="P1"><text:conditional-text text:condition="ooow:True" text:string-value-if-true="&quot;pday.location&quot;" text:string-value-if-false="">pday.location</text:conditional-text></text:p>
            </table:table-cell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A2" office:value-type="string">
              <text:p text:style-name="P1"/>
            </table:table-cell>
            <table:table-cell table:style-name="Table1.F2" office:value-type="string">
              <text:p text:style-name="P1"/>
            </table:table-cell>
          </table:table-row>
        </table:table>
        <text:p text:style-name="P3"/>
        <text:p text:style-name="P3"/>
        <text:p text:style-name="P6">SEVENTH <text:s/>PERIOD (ASP) Academic Support Program</text:p>
        <text:p text:style-name="P6"/>
        <text:p text:style-name="P4"><text:span text:style-name="T1">*MONDAY <text:s/>THRU <text:s/>THURDAY 4:00-5:00pm* <text:s/>JUG/Homework/Study Hall</text:span></text:p>
      </text:section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" svg:font-family="Cambria" style:font-family-generic="roma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04-11T10:54:54</meta:creation-date>
    <dc:date>2011-04-11T11:26:59</dc:date>
    <dc:creator>David </dc:creator>
    <meta:editing-duration>PT32M5S</meta:editing-duration>
    <meta:editing-cycles>5</meta:editing-cycles>
    <meta:generator>LibreOffice/3.3$Unix LibreOffice_project/330m19$Build-202</meta:generator>
    <meta:document-statistic meta:table-count="1" meta:image-count="0" meta:object-count="0" meta:page-count="1" meta:paragraph-count="8" meta:word-count="24" meta:character-count="237"/>
  </office:meta>
</office:document-meta>
</file>